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ar(--font-family-body)" svg:font-family="Var(--font-family-body)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66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  <style:style style:name="ce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  <style:style style:name="ce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1043in" style:writing-mode="page"/>
    </style:style>
    <style:style style:name="ce7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9" style:family="table-cell" style:parent-style-name="Excel_20_Built-in_20_Normal">
      <style:table-cell-properties fo:background-color="#ffc000" style:diagonal-bl-tr="none" style:diagonal-tl-br="none" style:rotation-align="none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1" style:family="table-cell" style:parent-style-name="Excel_20_Built-in_20_Normal">
      <style:table-cell-properties fo:background-color="#ffc000"/>
    </style:style>
    <style:style style:name="T1" style:family="text">
      <style:text-properties fo:color="#000000" style:text-outline="false" style:text-line-through-style="none" style:text-position="0% 100%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Core functies</text:p>
          </table:table-cell>
          <table:table-cell table:style-name="ce7" office:value-type="string">
            <text:p>Done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Which products the supermarket offer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w many of each type of product the supermarket holds currently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w much each product was bought for, and what its expiry date i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How much each product was sold for <text:span text:style-name="T1">or </text:span><text:span text:style-name="T2">if it expired, the fact that it </text:span><text:span text:style-name="T2">did.</text:span>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pplication must support</text:p>
          </table:table-cell>
          <table:table-cell table:style-name="ce9"/>
          <table:table-cell table:style-name="ce11" table:number-columns-repeated="4"/>
          <table:table-cell table:number-columns-repeated="1018"/>
        </table:table-row>
        <table:table-row table:style-name="ro4">
          <table:table-cell table:style-name="ce4" office:value-type="string">
            <text:p>Setting and advancing the date that the application perceives as 'today';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4" office:value-type="string">
            <text:p>Recording the buying and selling of products on certain dates;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4" office:value-type="string">
            <text:p>Reporting revenue and profit over specified time periods;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4" office:value-type="string">
            <text:p>Exporting selections of data to CSV files;</text:p>
          </table:table-cell>
          <table:table-cell table:style-name="ce10"/>
          <table:table-cell table:number-columns-repeated="1022"/>
        </table:table-row>
        <table:table-row table:style-name="ro3">
          <table:table-cell table:style-name="ce5" office:value-type="string">
            <text:p>Two other additional non-trivial features of your choice, for example:</text:p>
          </table:table-cell>
          <table:table-cell table:style-name="ce9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6" office:value-type="string">
            <text:p><text:a xlink:href="https:/github.com/willmcgugan/rich">1. The use of an external module Rich(opens in a new tab) to improve the application.</text:a>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2. The ability to import/export reports from/to formats other than CSV (in addition to CSV).</text:p>
          </table:table-cell>
          <table:table-cell table:style-name="ce10"/>
          <table:table-cell table:number-columns-repeated="1022"/>
        </table:table-row>
        <table:table-row table:style-name="ro5">
          <table:table-cell table:style-name="ce6" office:value-type="string">
            <text:p><text:a xlink:href="https:/matplotlib.org/">3. The ability to visualize some statistics using Matplotlib(opens in a new tab) .</text:a>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4" office:value-type="string">
            <text:p>4. Another feature that you thought of.</text:p>
          </table:table-cell>
          <table:table-cell table:style-name="ce10"/>
          <table:table-cell table:number-columns-repeated="1022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ar(--font-family-body)" svg:font-family="Var(--font-family-body)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2">08/22/2023</text:date>, <text:time>20:55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20:55:58.51</dc:date>
    <dc:creator>Djarn </dc:creator>
    <meta:generator>OpenOffice/4.1.14$Win32 OpenOffice.org_project/4114m1$Build-9811</meta:generator>
    <meta:editing-duration>PT44M25S</meta:editing-duration>
    <meta:editing-cycles>2</meta:editing-cycles>
    <meta:document-statistic meta:table-count="1" meta:cell-count="21" meta:object-count="0"/>
  </office:meta>
</office:document-meta>
</file>